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111111" draw:marker-start-width="0.252cm" draw:marker-end-width="0.252cm" draw:fill-color="#ffffff" draw:textarea-horizontal-align="justify" draw:textarea-vertical-align="middle" draw:auto-grow-height="false" fo:min-height="1.516cm" fo:min-width="3.066cm" fo:padding-top="0.142cm" fo:padding-bottom="0.142cm" fo:padding-left="0.267cm" fo:padding-right="0.26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 draw:auto-grow-height="false" fo:min-height="0.002cm" fo:min-width="0cm"/>
    </style:style>
    <style:style style:name="gr4" style:family="graphic" style:parent-style-name="standard">
      <style:graphic-properties draw:fill-color="#ffff66" draw:textarea-horizontal-align="justify" draw:textarea-vertical-align="middle" draw:auto-grow-height="false" fo:min-height="0.458cm" fo:min-width="0.208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416cm" fo:min-width="12.766cm" fo:padding-top="0.142cm" fo:padding-bottom="0.142cm" fo:padding-left="0.267cm" fo:padding-right="0.267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55cm" fo:min-width="7.1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55cm" fo:min-width="2.6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35cm" fo:min-width="2.149cm" fo:wrap-option="no-wrap"/>
    </style:style>
    <style:style style:name="gr11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66"/>
      <style:paragraph-properties fo:text-align="center"/>
    </style:style>
    <style:style style:name="P5" style:family="paragraph">
      <loext:graphic-properties draw:fill="none" draw:fill-color="#ffffff"/>
      <style:text-properties fo:color="#00cc00"/>
    </style:style>
    <style:style style:name="P6" style:family="paragraph">
      <loext:graphic-properties draw:fill="none" draw:fill-color="#ffffff"/>
      <style:text-properties fo:color="#0000ff" fo:background-color="#ffffff"/>
    </style:style>
    <style:style style:name="P7" style:family="paragraph">
      <loext:graphic-properties draw:fill="none" draw:fill-color="#ffffff"/>
      <style:text-properties fo:color="#3333ff" fo:background-color="#ffffff"/>
    </style:style>
    <style:style style:name="P8" style:family="paragraph">
      <loext:graphic-properties draw:fill="none" draw:fill-color="#ffffff"/>
    </style:style>
    <style:style style:name="T1" style:family="text">
      <style:text-properties fo:color="#00cc00"/>
    </style:style>
    <style:style style:name="T2" style:family="text">
      <style:text-properties fo:color="#0000ff" fo:background-color="#ffffff"/>
    </style:style>
    <style:style style:name="T3" style:family="text">
      <style:text-properties fo:color="#3333ff" fo:background-color="#ffffff"/>
    </style:style>
    <style:style style:name="T4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6cm" svg:height="1.8cm" svg:x="1.7cm" svg:y="2.2cm">
          <text:p text:style-name="P1">Router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6cm" svg:height="1.8cm" svg:x="6.1cm" svg:y="2.2cm">
          <text:p text:style-name="P1">Access</text:p>
          <text:p text:style-name="P1">Point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.3cm" svg:y1="3.1cm" svg:x2="6.1cm" svg:y2="3.1cm" draw:start-shape="id1" draw:start-glue-point="1" draw:end-shape="id2" draw:end-glue-point="3" svg:d="M5300 3100h800" svg:viewBox="0 0 801 1">
          <text:p/>
        </draw:connector>
        <draw:custom-shape draw:style-name="gr3" draw:text-style-name="P1" xml:id="id3" draw:id="id3" draw:layer="layout" svg:width="0.8cm" svg:height="0.8cm" svg:x="10.5cm" svg:y="2.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2" draw:text-style-name="P3" draw:layer="layout" draw:type="line" svg:x1="9.7cm" svg:y1="3.1cm" svg:x2="10.5cm" svg:y2="3.1cm" draw:start-shape="id2" draw:start-glue-point="1" draw:end-shape="id3" draw:end-glue-point="3" svg:d="M9700 3100h800" svg:viewBox="0 0 801 1">
          <text:p/>
        </draw:connector>
        <draw:custom-shape draw:style-name="gr1" draw:text-style-name="P2" xml:id="id4" draw:id="id4" draw:layer="layout" svg:width="3.6cm" svg:height="1.8cm" svg:x="13.9cm" svg:y="2.2cm">
          <text:p text:style-name="P1">ESP8266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0.8cm" svg:height="0.8cm" svg:x="12.201cm" svg:y="2.7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2" draw:text-style-name="P3" draw:layer="layout" draw:type="line" svg:x1="13.9cm" svg:y1="3.1cm" svg:x2="13.001cm" svg:y2="3.101cm" draw:start-shape="id4" draw:start-glue-point="3" draw:end-shape="id5" draw:end-glue-point="1" svg:d="M13900 3100l-899 1" svg:viewBox="0 0 900 2">
          <text:p/>
        </draw:connector>
        <draw:custom-shape draw:style-name="gr4" draw:text-style-name="P4" xml:id="id6" draw:id="id6" draw:layer="layout" svg:width="1cm" svg:height="1cm" svg:x="3cm" svg:y="0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5" draw:text-style-name="P5" draw:layer="layout" svg:width="3.1cm" svg:height="1cm" svg:x="0.4cm" svg:y="0.5cm">
          <draw:text-box>
            <text:p><text:span text:style-name="T1">Internet</text:span></text:p>
          </draw:text-box>
        </draw:frame>
        <draw:connector draw:style-name="gr2" draw:text-style-name="P3" draw:layer="layout" draw:type="line" svg:x1="3.5cm" svg:y1="2.2cm" svg:x2="3.5cm" svg:y2="1.6cm" draw:start-shape="id1" draw:start-glue-point="0" draw:end-shape="id6" draw:end-glue-point="8" svg:d="M3500 2200v-600" svg:viewBox="0 0 1 601">
          <text:p/>
        </draw:connector>
        <draw:frame draw:style-name="gr6" draw:text-style-name="P6" draw:layer="layout" svg:width="9.2cm" svg:height="0.962cm" svg:x="6.3cm" svg:y="0.6cm">
          <draw:text-box>
            <text:p><text:span text:style-name="T2">Physical connections</text:span></text:p>
          </draw:text-box>
        </draw:frame>
        <draw:custom-shape draw:style-name="gr7" draw:text-style-name="P2" draw:layer="layout" svg:width="13.3cm" svg:height="3.7cm" svg:x="2.6cm" svg:y="9.5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7.9cm" svg:height="0.962cm" svg:x="6.2cm" svg:y="7.3cm">
          <draw:text-box>
            <text:p><text:span text:style-name="T3">Logical connections</text:span></text:p>
          </draw:text-box>
        </draw:frame>
        <draw:custom-shape draw:style-name="gr8" draw:text-style-name="P2" xml:id="id9" draw:id="id9" draw:layer="layout" svg:width="7.6cm" svg:height="1.8cm" svg:x="3cm" svg:y="11cm">
          <text:p text:style-name="P1">Micro implementation</text:p>
          <text:p text:style-name="P1">of internet modu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3.6cm" svg:height="1.8cm" svg:x="13.909cm" svg:y="4.4cm">
          <text:p text:style-name="P1">ESP8266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0.8cm" svg:height="0.8cm" svg:x="12.21cm" svg:y="4.9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2" draw:text-style-name="P3" draw:layer="layout" draw:type="line" svg:x1="13.909cm" svg:y1="5.3cm" svg:x2="13.01cm" svg:y2="5.301cm" draw:start-shape="id7" draw:start-glue-point="3" draw:end-shape="id8" draw:end-glue-point="1" svg:d="M13909 5300l-899 1" svg:viewBox="0 0 900 2">
          <text:p/>
        </draw:connector>
        <draw:custom-shape draw:style-name="gr9" draw:text-style-name="P2" xml:id="id10" draw:id="id10" draw:layer="layout" svg:width="3.1cm" svg:height="1.8cm" svg:x="12.1cm" svg:y="11cm">
          <text:p text:style-name="P1">User code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6.7cm" svg:height="0.962cm" svg:x="6.3cm" svg:y="8.438cm">
          <draw:text-box>
            <text:p>1 of N ESP8266</text:p>
          </draw:text-box>
        </draw:frame>
        <draw:connector draw:style-name="gr2" draw:text-style-name="P3" draw:layer="layout" draw:type="line" svg:x1="10.6cm" svg:y1="11.9cm" svg:x2="12.1cm" svg:y2="11.9cm" draw:start-shape="id9" draw:start-glue-point="1" draw:end-shape="id10" svg:d="M10600 11900h1500" svg:viewBox="0 0 1501 1">
          <text:p/>
        </draw:connector>
        <draw:frame draw:style-name="gr6" draw:text-style-name="P8" draw:layer="layout" svg:width="4.3cm" svg:height="0.962cm" svg:x="7cm" svg:y="9.838cm">
          <draw:text-box>
            <text:p>MicroPython</text:p>
          </draw:text-box>
        </draw:frame>
        <draw:custom-shape draw:style-name="gr10" draw:text-style-name="P2" draw:layer="layout" svg:width="2.649cm" svg:height="1.6cm" svg:x="7.044cm" svg:y="4.357cm">
          <text:p/>
          <draw:enhanced-geometry svg:viewBox="0 0 21600 21600" draw:mirror-horizontal="false" draw:type="line-callout-2" draw:modifiers="-12030.7924528302 -16513.6789506558 -9153.50943396227 4317.30168644597 -2029.58490566038 7474.328544659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11" draw:text-style-name="P8" draw:layer="layout" svg:width="2.3cm" svg:height="1.7cm" svg:x="7.2cm" svg:y="4.3cm">
          <draw:text-box>
            <text:p><text:span text:style-name="T4">Wired</text:span> <text:span text:style-name="T4">networ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8T05:04:27.301399584</meta:creation-date>
    <dc:date>2018-12-08T09:34:12.973202262</dc:date>
    <meta:editing-duration>PT4M40S</meta:editing-duration>
    <meta:editing-cycles>2</meta:editing-cycles>
    <meta:generator>LibreOffice/5.0.3.2$Linux_X86_64 LibreOffice_project/00m0$Build-2</meta:generator>
    <meta:document-statistic meta:object-count="24"/>
  </office:meta>
</office:document-meta>
</file>